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fi" fo:country="FI"/>
    </style:style>
    <style:style style:name="P2" style:family="paragraph" style:parent-style-name="Standard">
      <style:text-properties fo:color="#000000" style:font-name="Calibri" fo:font-size="11pt" fo:language="fi" fo:country="FI" style:font-name-asian="Times New Roman" style:font-size-asian="11pt" style:language-asian="en" style:country-asian="GB" style:font-name-complex="Calibri1" style:font-size-complex="11pt"/>
    </style:style>
    <style:style style:name="P3" style:family="paragraph" style:parent-style-name="Standard" style:master-page-name="Standard">
      <style:paragraph-properties style:page-number="auto"/>
    </style:style>
    <style:style style:name="T1" style:family="text">
      <style:text-properties fo:language="nb" fo:country="NO"/>
    </style:style>
    <style:style style:name="T2" style:family="text">
      <style:text-properties fo:color="#000000" style:font-name="Calibri" fo:font-size="11pt" fo:language="nb" fo:country="NO" style:font-name-asian="Times New Roman" style:font-size-asian="11pt" style:language-asian="en" style:country-asian="GB" style:font-name-complex="Calibri1" style:font-size-complex="11pt"/>
    </style:style>
    <style:style style:name="T3" style:family="text">
      <style:text-properties fo:color="#000000" style:font-name="Calibri" fo:font-size="11pt" style:font-name-asian="Times New Roman" style:font-size-asian="11pt" style:language-asian="en" style:country-asian="GB" style:font-name-complex="Calibri1" style:font-size-complex="11pt"/>
    </style:style>
    <style:style style:name="T4" style:family="text">
      <style:text-properties fo:color="#000000" style:font-name="Calibri" fo:font-size="11pt" style:font-name-asian="Times New Roman" style:font-size-asian="11pt" style:language-asian="en" style:country-asian="GB" style:font-name-complex="Calibri1" style:font-size-complex="11pt"/>
    </style:style>
    <style:style style:name="T5" style:family="text">
      <style:text-properties fo:color="#000000" style:font-name="Calibri" fo:font-size="11pt" fo:language="fi" fo:country="FI" style:font-name-asian="Times New Roman" style:font-size-asian="11pt" style:language-asian="en" style:country-asian="GB" style:font-name-complex="Calibri1" style:font-size-complex="11pt"/>
    </style:style>
    <style:style style:name="T6" style:family="text">
      <style:text-properties fo:color="#000000" style:font-name="Calibri" fo:font-size="11pt" fo:language="fi" fo:country="FI" style:font-name-asian="Times New Roman" style:font-size-asian="11pt" style:language-asian="en" style:country-asian="GB" style:font-name-complex="Calibri1" style:font-size-complex="11pt"/>
    </style:style>
    <style:style style:name="T7" style:family="text">
      <style:text-properties fo:language="fi" fo:country="F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GoBack"/>Dette er en vennlig påminnelse. <text:span text:style-name="T1">Dersom du allerede har besvart undersøkelsen, kan du se bort fra denne henvendelsen.</text:span></text:p>
      <text:p text:style-name="Standard"/>
      <text:p text:style-name="Standard">Vi ber deg svare innen 28. oktober 2020.</text:p>
      <text:p text:style-name="Standard"/>
      <text:p text:style-name="Standard"><text:span text:style-name="T2">Vi har startet prosjektet «Samarbeidsplattform for minoritetsspråk på Nordkalotten». Målet er å få i stand et samarbeidsforum for minoritetsspråkene meänkieli og kvensk. Dette vil kunne være med på å skape former og struktur for kompetanseutveksling, og revitalisere samarbeid innen utdanning, kultur og næringsliv.  Prosjektet skal kartlegge behov og muligheter for oversetterutdanning og -nettverk. I dag fins ingen etterutdanning for oversettere. Ved hjelp av dette prosjektet ønsker vi å finne løsninger på mangelen av kvalifiserte oversettere. Blant annet vil vi etablere kurs for organisasjoner og ansatte i institusjoner som er interessert i å få mer kunnskap om oversettelsesarbeid på disse to minoritetsspråkene.</text:span></text:p>
      <text:p text:style-name="Standard"><text:span text:style-name="T2">Vi håper du kan delta i denne kartleggingen, og du har tid og anledning til å svare på vedlagte spørsmål før 29.10.2020.</text:span></text:p>
      <text:p text:style-name="Standard"><text:span text:style-name="T2"> </text:span></text:p>
      <text:p text:style-name="Standard"><text:span text:style-name="T2">Takk for at du tar deg tid!</text:span></text:p>
      <text:p text:style-name="Standard"/>
      <text:p text:style-name="Standard">***</text:p>
      <text:p text:style-name="Standard"/>
      <text:p text:style-name="Standard"><text:span text:style-name="T7">Tämä oon ystävällinen muistutus. Jos sie olet jo vastanu skjeemhaan, sie saatat kattoot pois tämän e-postin. </text:span></text:p>
      <text:p text:style-name="P1"/>
      <text:p text:style-name="Standard"><text:span text:style-name="T7">Met toivoma ette sie vastaat ennen 28. oktooperikuuta 2020.</text:span></text:p>
      <text:p text:style-name="P2"/>
      <text:p text:style-name="Standard"><text:span text:style-name="T5">Met olema alkanheet prosjektin “Pohjaiskalootin minoriteettikieliin yhtheistyöplattformi”. Mooli oon saaha yhtheistyöfooruumin minoriteettikielile meänkieli ja kvääni. Tämä saattaa luoha tappoi ja struktuurii kompetansin vaihettelhuun, ja revitaliseerata yhtheistyötä koulutuksessa, kulttuurissa ja elatuskeinoelämässä. Prosjekti anttaa ylinäkymän tarpheista ja mahollisuuksista käänttääjäkoulutusta ja kans se ette opastuthaan ihmishiin kekkä työtelhään sammoin assiitten kans.</text:span></text:p>
      <text:p text:style-name="Standard"><text:span text:style-name="T5">Tääpänä ei ole jälkikoulutusta käänttääjiitä varten. Tämän prosjektin avula toivoma ette hoksaama mitä tehhä ko vailuu kvalifiseerattui käänttääjiitä. Muun myötä met alama kursit organisasjuuniile ja institusjuuniitten työtelijöile, kekkä haluthaan oppiit enämen meänkielen ja kväänin kielen kääntämistyöstä.</text:span></text:p>
      <text:p text:style-name="Standard"><text:span text:style-name="T5">Toivoma ette saatat olla myötä laittamhaan tämän ylinäkymän, ja ette sinula oon aikkaa ja tillaa vastata kysymykshiin ennen 29.10.2020.</text:span></text:p>
      <text:p text:style-name="Standard"><text:span text:style-name="T5"> </text:span></text:p>
      <text:p text:style-name="Standard"><text:span text:style-name="T5"> </text:span></text:p>
      <text:p text:style-name="Standard"><text:span text:style-name="T5">Kiitämä etukätheen sinun aijasta!</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 Keranen</meta:initial-creator>
    <dc:creator>Aili E.</dc:creator>
    <meta:editing-cycles>2</meta:editing-cycles>
    <meta:creation-date>2020-10-27T11:41:00</meta:creation-date>
    <dc:date>2020-10-27T11:41:00</dc:date>
    <meta:editing-duration>PT1M</meta:editing-duration>
    <meta:generator>LibreOffice/6.4.6.2$Linux_X86_64 LibreOffice_project/40$Build-2</meta:generator>
    <meta:document-statistic meta:table-count="0" meta:image-count="0" meta:object-count="0" meta:page-count="1" meta:paragraph-count="15" meta:word-count="289" meta:character-count="2152" meta:non-whitespace-character-count="1870"/>
    <meta:user-defined meta:name="AppVersion">16.0000</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